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8.6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style-name="ce4" office:value-type="string" calcext:value-type="string">
            <text:p>lrt、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<text:span text:style-name="T1">树</text:span>DP<text:span text:style-name="T1">，贪心</text:span>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sbn、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00／00／00</text:date>, <text:time style:data-style-name="N2" text:time-value="11:46:08.777113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8T11:46:21.727196088</dc:date>
    <meta:editing-cycles>20</meta:editing-cycles>
    <meta:editing-duration>PT2M22S</meta:editing-duration>
    <meta:document-statistic meta:table-count="1" meta:cell-count="75" meta:object-count="0"/>
  </office:meta>
</office:document-meta>
</file>